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</style:style>
    <style:style style:name="P2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3" style:family="paragraph" style:parent-style-name="Text_20_body" style:list-style-name="L1">
      <style:paragraph-properties fo:padding="0.0193in" fo:border="0.06pt solid #e3e3e3"/>
    </style:style>
    <style:style style:name="P4" style:family="paragraph" style:parent-style-name="Text_20_body" style:list-style-name="L2">
      <style:paragraph-properties fo:margin-top="0in" fo:margin-bottom="0in" style:contextual-spacing="false" fo:padding="0.0193in" fo:border="0.06pt solid #e3e3e3"/>
    </style:style>
    <style:style style:name="P5" style:family="paragraph" style:parent-style-name="Text_20_body" style:list-style-name="L2">
      <style:paragraph-properties fo:padding="0.0193in" fo:border="0.06pt solid #e3e3e3"/>
    </style:style>
    <style:style style:name="P6" style:family="paragraph" style:parent-style-name="Text_20_body" style:list-style-name="L3">
      <style:paragraph-properties fo:margin-top="0in" fo:margin-bottom="0in" style:contextual-spacing="false" fo:padding="0.0193in" fo:border="0.06pt solid #e3e3e3"/>
    </style:style>
    <style:style style:name="P7" style:family="paragraph" style:parent-style-name="Text_20_body" style:list-style-name="L3">
      <style:paragraph-properties fo:padding="0.0193in" fo:border="0.06pt solid #e3e3e3"/>
    </style:style>
    <style:style style:name="P8" style:family="paragraph" style:parent-style-name="Text_20_body" style:list-style-name="L4">
      <style:paragraph-properties fo:margin-top="0in" fo:margin-bottom="0in" style:contextual-spacing="false" fo:padding="0.0193in" fo:border="0.06pt solid #e3e3e3"/>
    </style:style>
    <style:style style:name="P9" style:family="paragraph" style:parent-style-name="Text_20_body" style:list-style-name="L4">
      <style:paragraph-properties fo:padding="0.0193in" fo:border="0.06pt solid #e3e3e3"/>
    </style:style>
    <style:style style:name="P10" style:family="paragraph" style:parent-style-name="Text_20_body" style:list-style-name="L5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11" style:family="paragraph" style:parent-style-name="Text_20_body" style:list-style-name="L5">
      <style:paragraph-properties fo:padding="0.0193in" fo:border="0.06pt solid #e3e3e3"/>
      <style:text-properties loext:padding="0.0193in" loext:border="0.06pt solid #e3e3e3"/>
    </style:style>
    <style:style style:name="P12" style:family="paragraph" style:parent-style-name="Text_20_body" style:list-style-name="L6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13" style:family="paragraph" style:parent-style-name="Text_20_body" style:list-style-name="L6">
      <style:paragraph-properties fo:padding="0.0193in" fo:border="0.06pt solid #e3e3e3"/>
      <style:text-properties loext:padding="0.0193in" loext:border="0.06pt solid #e3e3e3"/>
    </style:style>
    <style:style style:name="P14" style:family="paragraph" style:parent-style-name="Text_20_body" style:list-style-name="L7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15" style:family="paragraph" style:parent-style-name="Text_20_body" style:list-style-name="L7">
      <style:paragraph-properties fo:padding="0.0193in" fo:border="0.06pt solid #e3e3e3"/>
      <style:text-properties loext:padding="0.0193in" loext:border="0.06pt solid #e3e3e3"/>
    </style:style>
    <style:style style:name="P16" style:family="paragraph" style:parent-style-name="Text_20_body" style:list-style-name="L8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17" style:family="paragraph" style:parent-style-name="Text_20_body" style:list-style-name="L8">
      <style:paragraph-properties fo:padding="0.0193in" fo:border="0.06pt solid #e3e3e3"/>
      <style:text-properties loext:padding="0.0193in" loext:border="0.06pt solid #e3e3e3"/>
    </style:style>
    <style:style style:name="P18" style:family="paragraph" style:parent-style-name="Text_20_body" style:list-style-name="L9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19" style:family="paragraph" style:parent-style-name="Text_20_body" style:list-style-name="L9">
      <style:paragraph-properties fo:padding="0.0193in" fo:border="0.06pt solid #e3e3e3"/>
      <style:text-properties loext:padding="0.0193in" loext:border="0.06pt solid #e3e3e3"/>
    </style:style>
    <style:style style:name="P20" style:family="paragraph" style:parent-style-name="Text_20_body">
      <style:paragraph-properties fo:margin-top="0in" fo:margin-bottom="0in" style:contextual-spacing="false"/>
      <style:text-properties loext:padding="0.0193in" loext:border="0.06pt solid #e3e3e3"/>
    </style:style>
    <style:style style:name="P21" style:family="paragraph" style:parent-style-name="Text_20_body" style:list-style-name="L40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22" style:family="paragraph" style:parent-style-name="Text_20_body" style:list-style-name="L40">
      <style:paragraph-properties fo:padding="0.0193in" fo:border="0.06pt solid #e3e3e3"/>
      <style:text-properties loext:padding="0.0193in" loext:border="0.06pt solid #e3e3e3"/>
    </style:style>
    <style:style style:name="P23" style:family="paragraph" style:parent-style-name="Text_20_body" style:list-style-name="L41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24" style:family="paragraph" style:parent-style-name="Text_20_body" style:list-style-name="L41">
      <style:paragraph-properties fo:padding="0.0193in" fo:border="0.06pt solid #e3e3e3"/>
      <style:text-properties loext:padding="0.0193in" loext:border="0.06pt solid #e3e3e3"/>
    </style:style>
    <style:style style:name="P25" style:family="paragraph" style:parent-style-name="Text_20_body" style:list-style-name="L42">
      <style:paragraph-properties fo:margin-top="0in" fo:margin-bottom="0in" style:contextual-spacing="false" fo:padding="0.0193in" fo:border="0.06pt solid #e3e3e3"/>
      <style:text-properties loext:padding="0.0193in" loext:border="0.06pt solid #e3e3e3"/>
    </style:style>
    <style:style style:name="P26" style:family="paragraph" style:parent-style-name="Text_20_body" style:list-style-name="L42">
      <style:paragraph-properties fo:padding="0.0193in" fo:border="0.06pt solid #e3e3e3"/>
      <style:text-properties loext:padding="0.0193in" loext:border="0.06pt solid #e3e3e3"/>
    </style:style>
    <style:style style:name="P27" style:family="paragraph" style:parent-style-name="Text_20_body" style:list-style-name="L10">
      <style:paragraph-properties fo:margin-top="0in" fo:margin-bottom="0in" style:contextual-spacing="false" fo:padding="0.0193in" fo:border="0.06pt solid #e3e3e3"/>
    </style:style>
    <style:style style:name="P28" style:family="paragraph" style:parent-style-name="Text_20_body" style:list-style-name="L10">
      <style:paragraph-properties fo:padding="0.0193in" fo:border="0.06pt solid #e3e3e3"/>
    </style:style>
    <style:style style:name="P29" style:family="paragraph" style:parent-style-name="Text_20_body" style:list-style-name="L11">
      <style:paragraph-properties fo:padding="0.0193in" fo:border="0.06pt solid #e3e3e3"/>
    </style:style>
    <style:style style:name="P30" style:family="paragraph" style:parent-style-name="Text_20_body" style:list-style-name="L12">
      <style:paragraph-properties fo:margin-top="0in" fo:margin-bottom="0in" style:contextual-spacing="false" fo:padding="0.0193in" fo:border="0.06pt solid #e3e3e3"/>
    </style:style>
    <style:style style:name="P31" style:family="paragraph" style:parent-style-name="Text_20_body" style:list-style-name="L12">
      <style:paragraph-properties fo:padding="0.0193in" fo:border="0.06pt solid #e3e3e3"/>
    </style:style>
    <style:style style:name="P32" style:family="paragraph" style:parent-style-name="Text_20_body" style:list-style-name="L13">
      <style:paragraph-properties fo:margin-top="0in" fo:margin-bottom="0in" style:contextual-spacing="false" fo:padding="0.0193in" fo:border="0.06pt solid #e3e3e3"/>
    </style:style>
    <style:style style:name="P33" style:family="paragraph" style:parent-style-name="Text_20_body" style:list-style-name="L13">
      <style:paragraph-properties fo:padding="0.0193in" fo:border="0.06pt solid #e3e3e3"/>
    </style:style>
    <style:style style:name="P34" style:family="paragraph" style:parent-style-name="Text_20_body" style:list-style-name="L14">
      <style:paragraph-properties fo:margin-top="0in" fo:margin-bottom="0in" style:contextual-spacing="false" fo:padding="0.0193in" fo:border="0.06pt solid #e3e3e3"/>
    </style:style>
    <style:style style:name="P35" style:family="paragraph" style:parent-style-name="Text_20_body" style:list-style-name="L14">
      <style:paragraph-properties fo:padding="0.0193in" fo:border="0.06pt solid #e3e3e3"/>
    </style:style>
    <style:style style:name="P36" style:family="paragraph" style:parent-style-name="Text_20_body" style:list-style-name="L15">
      <style:paragraph-properties fo:margin-top="0in" fo:margin-bottom="0in" style:contextual-spacing="false" fo:padding="0.0193in" fo:border="0.06pt solid #e3e3e3"/>
    </style:style>
    <style:style style:name="P37" style:family="paragraph" style:parent-style-name="Text_20_body" style:list-style-name="L15">
      <style:paragraph-properties fo:padding="0.0193in" fo:border="0.06pt solid #e3e3e3"/>
    </style:style>
    <style:style style:name="P38" style:family="paragraph" style:parent-style-name="Text_20_body" style:list-style-name="L16">
      <style:paragraph-properties fo:padding="0.0193in" fo:border="0.06pt solid #e3e3e3"/>
    </style:style>
    <style:style style:name="P39" style:family="paragraph" style:parent-style-name="Text_20_body" style:list-style-name="L17">
      <style:paragraph-properties fo:margin-top="0in" fo:margin-bottom="0in" style:contextual-spacing="false" fo:padding="0.0193in" fo:border="0.06pt solid #e3e3e3"/>
    </style:style>
    <style:style style:name="P40" style:family="paragraph" style:parent-style-name="Text_20_body" style:list-style-name="L17">
      <style:paragraph-properties fo:padding="0.0193in" fo:border="0.06pt solid #e3e3e3"/>
    </style:style>
    <style:style style:name="P41" style:family="paragraph" style:parent-style-name="Text_20_body" style:list-style-name="L18">
      <style:paragraph-properties fo:margin-top="0in" fo:margin-bottom="0in" style:contextual-spacing="false" fo:padding="0.0193in" fo:border="0.06pt solid #e3e3e3"/>
    </style:style>
    <style:style style:name="P42" style:family="paragraph" style:parent-style-name="Text_20_body" style:list-style-name="L18">
      <style:paragraph-properties fo:padding="0.0193in" fo:border="0.06pt solid #e3e3e3"/>
    </style:style>
    <style:style style:name="P43" style:family="paragraph" style:parent-style-name="Text_20_body" style:list-style-name="L19">
      <style:paragraph-properties fo:margin-top="0in" fo:margin-bottom="0in" style:contextual-spacing="false" fo:padding="0.0193in" fo:border="0.06pt solid #e3e3e3"/>
    </style:style>
    <style:style style:name="P44" style:family="paragraph" style:parent-style-name="Text_20_body" style:list-style-name="L19">
      <style:paragraph-properties fo:padding="0.0193in" fo:border="0.06pt solid #e3e3e3"/>
    </style:style>
    <style:style style:name="P45" style:family="paragraph" style:parent-style-name="Text_20_body" style:list-style-name="L20">
      <style:paragraph-properties fo:margin-top="0in" fo:margin-bottom="0in" style:contextual-spacing="false" fo:padding="0.0193in" fo:border="0.06pt solid #e3e3e3"/>
    </style:style>
    <style:style style:name="P46" style:family="paragraph" style:parent-style-name="Text_20_body" style:list-style-name="L20">
      <style:paragraph-properties fo:padding="0.0193in" fo:border="0.06pt solid #e3e3e3"/>
    </style:style>
    <style:style style:name="P47" style:family="paragraph" style:parent-style-name="Text_20_body" style:list-style-name="L21">
      <style:paragraph-properties fo:padding="0.0193in" fo:border="0.06pt solid #e3e3e3"/>
    </style:style>
    <style:style style:name="P48" style:family="paragraph" style:parent-style-name="Text_20_body" style:list-style-name="L22">
      <style:paragraph-properties fo:padding="0.0193in" fo:border="0.06pt solid #e3e3e3"/>
    </style:style>
    <style:style style:name="P49" style:family="paragraph" style:parent-style-name="Text_20_body" style:list-style-name="L23">
      <style:paragraph-properties fo:margin-top="0in" fo:margin-bottom="0in" style:contextual-spacing="false" fo:padding="0.0193in" fo:border="0.06pt solid #e3e3e3"/>
    </style:style>
    <style:style style:name="P50" style:family="paragraph" style:parent-style-name="Text_20_body" style:list-style-name="L23">
      <style:paragraph-properties fo:padding="0.0193in" fo:border="0.06pt solid #e3e3e3"/>
    </style:style>
    <style:style style:name="P51" style:family="paragraph" style:parent-style-name="Text_20_body" style:list-style-name="L24">
      <style:paragraph-properties fo:margin-top="0in" fo:margin-bottom="0in" style:contextual-spacing="false" fo:padding="0.0193in" fo:border="0.06pt solid #e3e3e3"/>
    </style:style>
    <style:style style:name="P52" style:family="paragraph" style:parent-style-name="Text_20_body" style:list-style-name="L24">
      <style:paragraph-properties fo:padding="0.0193in" fo:border="0.06pt solid #e3e3e3"/>
    </style:style>
    <style:style style:name="P53" style:family="paragraph" style:parent-style-name="Text_20_body" style:list-style-name="L25">
      <style:paragraph-properties fo:margin-top="0in" fo:margin-bottom="0in" style:contextual-spacing="false" fo:padding="0.0193in" fo:border="0.06pt solid #e3e3e3"/>
    </style:style>
    <style:style style:name="P54" style:family="paragraph" style:parent-style-name="Text_20_body" style:list-style-name="L25">
      <style:paragraph-properties fo:padding="0.0193in" fo:border="0.06pt solid #e3e3e3"/>
    </style:style>
    <style:style style:name="P55" style:family="paragraph" style:parent-style-name="Text_20_body" style:list-style-name="L26">
      <style:paragraph-properties fo:margin-top="0in" fo:margin-bottom="0in" style:contextual-spacing="false" fo:padding="0.0193in" fo:border="0.06pt solid #e3e3e3"/>
    </style:style>
    <style:style style:name="P56" style:family="paragraph" style:parent-style-name="Text_20_body" style:list-style-name="L26">
      <style:paragraph-properties fo:padding="0.0193in" fo:border="0.06pt solid #e3e3e3"/>
    </style:style>
    <style:style style:name="P57" style:family="paragraph" style:parent-style-name="Text_20_body" style:list-style-name="L27">
      <style:paragraph-properties fo:padding="0.0193in" fo:border="0.06pt solid #e3e3e3"/>
    </style:style>
    <style:style style:name="P58" style:family="paragraph" style:parent-style-name="Text_20_body" style:list-style-name="L28">
      <style:paragraph-properties fo:padding="0.0193in" fo:border="0.06pt solid #e3e3e3"/>
    </style:style>
    <style:style style:name="P59" style:family="paragraph" style:parent-style-name="Text_20_body" style:list-style-name="L29">
      <style:paragraph-properties fo:padding="0.0193in" fo:border="0.06pt solid #e3e3e3"/>
    </style:style>
    <style:style style:name="P60" style:family="paragraph" style:parent-style-name="Text_20_body" style:list-style-name="L30">
      <style:paragraph-properties fo:margin-top="0in" fo:margin-bottom="0in" style:contextual-spacing="false" fo:padding="0.0193in" fo:border="0.06pt solid #e3e3e3"/>
    </style:style>
    <style:style style:name="P61" style:family="paragraph" style:parent-style-name="Text_20_body" style:list-style-name="L30">
      <style:paragraph-properties fo:padding="0.0193in" fo:border="0.06pt solid #e3e3e3"/>
    </style:style>
    <style:style style:name="P62" style:family="paragraph" style:parent-style-name="Text_20_body" style:list-style-name="L31">
      <style:paragraph-properties fo:margin-top="0in" fo:margin-bottom="0in" style:contextual-spacing="false" fo:padding="0.0193in" fo:border="0.06pt solid #e3e3e3"/>
    </style:style>
    <style:style style:name="P63" style:family="paragraph" style:parent-style-name="Text_20_body" style:list-style-name="L31">
      <style:paragraph-properties fo:padding="0.0193in" fo:border="0.06pt solid #e3e3e3"/>
    </style:style>
    <style:style style:name="P64" style:family="paragraph" style:parent-style-name="Text_20_body" style:list-style-name="L32">
      <style:paragraph-properties fo:margin-top="0in" fo:margin-bottom="0in" style:contextual-spacing="false" fo:padding="0.0193in" fo:border="0.06pt solid #e3e3e3"/>
    </style:style>
    <style:style style:name="P65" style:family="paragraph" style:parent-style-name="Text_20_body" style:list-style-name="L32">
      <style:paragraph-properties fo:padding="0.0193in" fo:border="0.06pt solid #e3e3e3"/>
    </style:style>
    <style:style style:name="P66" style:family="paragraph" style:parent-style-name="Text_20_body" style:list-style-name="L33">
      <style:paragraph-properties fo:margin-top="0in" fo:margin-bottom="0in" style:contextual-spacing="false" fo:padding="0.0193in" fo:border="0.06pt solid #e3e3e3"/>
    </style:style>
    <style:style style:name="P67" style:family="paragraph" style:parent-style-name="Text_20_body" style:list-style-name="L33">
      <style:paragraph-properties fo:padding="0.0193in" fo:border="0.06pt solid #e3e3e3"/>
    </style:style>
    <style:style style:name="P68" style:family="paragraph" style:parent-style-name="Text_20_body" style:list-style-name="L34">
      <style:paragraph-properties fo:margin-top="0in" fo:margin-bottom="0in" style:contextual-spacing="false" fo:padding="0.0193in" fo:border="0.06pt solid #e3e3e3"/>
    </style:style>
    <style:style style:name="P69" style:family="paragraph" style:parent-style-name="Text_20_body" style:list-style-name="L34">
      <style:paragraph-properties fo:padding="0.0193in" fo:border="0.06pt solid #e3e3e3"/>
    </style:style>
    <style:style style:name="P70" style:family="paragraph" style:parent-style-name="Text_20_body" style:list-style-name="L35">
      <style:paragraph-properties fo:padding="0.0193in" fo:border="0.06pt solid #e3e3e3"/>
    </style:style>
    <style:style style:name="P71" style:family="paragraph" style:parent-style-name="Text_20_body" style:list-style-name="L36">
      <style:paragraph-properties fo:margin-top="0in" fo:margin-bottom="0in" style:contextual-spacing="false" fo:padding="0.0193in" fo:border="0.06pt solid #e3e3e3"/>
    </style:style>
    <style:style style:name="P72" style:family="paragraph" style:parent-style-name="Text_20_body" style:list-style-name="L36">
      <style:paragraph-properties fo:padding="0.0193in" fo:border="0.06pt solid #e3e3e3"/>
    </style:style>
    <style:style style:name="P73" style:family="paragraph" style:parent-style-name="Text_20_body" style:list-style-name="L37">
      <style:paragraph-properties fo:margin-top="0in" fo:margin-bottom="0in" style:contextual-spacing="false" fo:padding="0.0193in" fo:border="0.06pt solid #e3e3e3"/>
    </style:style>
    <style:style style:name="P74" style:family="paragraph" style:parent-style-name="Text_20_body" style:list-style-name="L37">
      <style:paragraph-properties fo:padding="0.0193in" fo:border="0.06pt solid #e3e3e3"/>
    </style:style>
    <style:style style:name="P75" style:family="paragraph" style:parent-style-name="Text_20_body" style:list-style-name="L38">
      <style:paragraph-properties fo:margin-top="0in" fo:margin-bottom="0in" style:contextual-spacing="false" fo:padding="0.0193in" fo:border="0.06pt solid #e3e3e3"/>
    </style:style>
    <style:style style:name="P76" style:family="paragraph" style:parent-style-name="Text_20_body" style:list-style-name="L38">
      <style:paragraph-properties fo:padding="0.0193in" fo:border="0.06pt solid #e3e3e3"/>
    </style:style>
    <style:style style:name="P77" style:family="paragraph" style:parent-style-name="Text_20_body" style:list-style-name="L39">
      <style:paragraph-properties fo:margin-top="0in" fo:margin-bottom="0in" style:contextual-spacing="false" fo:padding="0.0193in" fo:border="0.06pt solid #e3e3e3"/>
    </style:style>
    <style:style style:name="P78" style:family="paragraph" style:parent-style-name="Text_20_body" style:list-style-name="L39">
      <style:paragraph-properties fo:padding="0.0193in" fo:border="0.06pt solid #e3e3e3"/>
    </style:style>
    <style:style style:name="P79" style:family="paragraph" style:parent-style-name="Text_20_body" style:list-style-name="L41">
      <style:paragraph-properties fo:margin-top="0in" fo:margin-bottom="0in" style:contextual-spacing="false" fo:padding="0.0193in" fo:border="0.06pt solid #e3e3e3"/>
    </style:style>
    <style:style style:name="P80" style:family="paragraph" style:parent-style-name="Text_20_body" style:list-style-name="L42">
      <style:paragraph-properties fo:margin-top="0in" fo:margin-bottom="0in" style:contextual-spacing="false" fo:padding="0.0193in" fo:border="0.06pt solid #e3e3e3"/>
    </style:style>
    <style:style style:name="P81" style:family="paragraph" style:parent-style-name="Text_20_body">
      <style:paragraph-properties fo:padding="0.0193in" fo:border="0.06pt solid #e3e3e3"/>
      <style:text-properties officeooo:paragraph-rsid="000f85f0"/>
    </style:style>
    <style:style style:name="P82" style:family="paragraph" style:parent-style-name="Text_20_body">
      <style:paragraph-properties fo:text-align="center" style:justify-single-word="false" fo:padding="0.0193in" fo:border="0.06pt solid #e3e3e3"/>
      <style:text-properties officeooo:paragraph-rsid="000f85f0"/>
    </style:style>
    <style:style style:name="T1" style:family="text">
      <style:text-properties officeooo:rsid="000f85f0" loext:padding="0.0193in" loext:border="0.06pt solid #000000"/>
    </style:style>
    <style:style style:name="T2" style:family="text">
      <style:text-properties officeooo:rsid="000f85f0" loext:padding="0.0193in" loext:border="0.06pt solid #e3e3e3"/>
    </style:style>
    <style:style style:name="T3" style:family="text">
      <style:text-properties loext:padding="0.0193in" loext:border="0.06pt solid #e3e3e3"/>
    </style:style>
    <style:style style:name="T4" style:family="text">
      <style:text-properties loext:padding="0.0193in" loext:border="0.06pt solid #000000"/>
    </style:style>
    <style:style style:name="T5" style:family="text">
      <style:text-properties fo:font-size="15pt" officeooo:rsid="000f85f0" style:font-size-asian="15pt" style:font-size-complex="15pt" loext:padding="0.0193in" loext:border="0.06pt solid #e3e3e3"/>
    </style:style>
    <style:style style:name="T6" style:family="text">
      <style:text-properties fo:font-size="20pt" officeooo:rsid="000f85f0" style:font-size-asian="20pt" style:font-size-complex="20pt" loext:padding="0.0193in" loext:border="0.06pt solid #e3e3e3"/>
    </style:style>
    <style:style style:name="T7" style:family="text">
      <style:text-properties fo:font-style="italic" officeooo:rsid="000f85f0" style:font-style-asian="italic" style:font-style-complex="italic" loext:padding="0.0193in" loext:border="0.06pt solid #e3e3e3"/>
    </style:style>
    <style:style style:name="T8" style:family="text">
      <style:text-properties fo:font-style="italic" fo:font-weight="normal" officeooo:rsid="000f85f0" style:font-style-asian="italic" style:font-weight-asian="normal" style:font-style-complex="italic" style:font-weight-complex="normal"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6">Hour 2 – Arrays Summary</text:span></text:span></text:p>
      <text:p text:style-name="P82"><text:span text:style-name="Strong_20_Emphasis"><text:span text:style-name="T6"/></text:span></text:p>
      <text:p text:style-name="P81"><text:span text:style-name="Strong_20_Emphasis"><text:span text:style-name="T8">Note: First read the chapter from the book then refer this thoroughly.</text:span></text:span></text:p>
      <text:p text:style-name="P1"><text:span text:style-name="Strong_20_Emphasis"><text:span text:style-name="T3">Introduction to Arrays:</text:span></text:span> An array is like a list where you can store a bunch of similar things together. It's commonly used in programming to organize data. In this discussion, we'll talk about how arrays are used to keep track of baseball players attending a practice.</text:p>
      <text:p text:style-name="P1"><text:span text:style-name="Strong_20_Emphasis"><text:span text:style-name="T3">Basic Operations on Arrays:</text:span></text:span> Imagine you're a coach, and you want to use your computer to keep track of which players are at practice. You need a program that can do three main things:</text:p>
      <text:list xml:id="list1950242098" text:style-name="L1">
        <text:list-item>
          <text:p text:style-name="P2"><text:span text:style-name="Strong_20_Emphasis"><text:span text:style-name="T3">Insert:</text:span></text:span> Add a new player when they arrive.</text:p>
        </text:list-item>
        <text:list-item>
          <text:p text:style-name="P2"><text:span text:style-name="Strong_20_Emphasis"><text:span text:style-name="T3">Search:</text:span></text:span> Check if a specific player is present.</text:p>
        </text:list-item>
        <text:list-item>
          <text:p text:style-name="P3"><text:span text:style-name="Strong_20_Emphasis"><text:span text:style-name="T3">Delete:</text:span></text:span> Remove a player when they leave.</text:p>
        </text:list-item>
      </text:list>
      <text:p text:style-name="P1">These three actions are essential for many different ways we organize information in computer programs.</text:p>
      <text:p text:style-name="P1"><text:span text:style-name="Strong_20_Emphasis"><text:span text:style-name="T3">Array Workshop Applet:</text:span></text:span> There's a computer program called an "applet" (like a small application) that visually shows how these operations work on an array. It's like a simulation to help us understand.</text:p>
      <text:p text:style-name="P1"><text:span text:style-name="Strong_20_Emphasis"><text:span text:style-name="T3">Visual Representation:</text:span></text:span> Picture an array like a row of boxes where each box represents a player. The applet shows 20 boxes, but only 10 have players in them. Each player has a number and a colored shirt.</text:p>
      <text:p text:style-name="P1"><text:span text:style-name="Strong_20_Emphasis"><text:span text:style-name="T3">Operations in the Applet:</text:span></text:span></text:p>
      <text:list xml:id="list4040775199" text:style-name="L2">
        <text:list-item>
          <text:p text:style-name="P4"><text:span text:style-name="Strong_20_Emphasis"><text:span text:style-name="T3">Insert (Ins):</text:span></text:span> You can add a new player by pressing a button. Imagine a kid arriving, and you assign them a number (like 678). The applet then shows that player in the first empty box.</text:p>
        </text:list-item>
        <text:list-item>
          <text:p text:style-name="P4"><text:span text:style-name="Strong_20_Emphasis"><text:span text:style-name="T3">Search (Find):</text:span></text:span> You can check if a specific player is present.</text:p>
        </text:list-item>
        <text:list-item>
          <text:p text:style-name="P5"><text:span text:style-name="Strong_20_Emphasis"><text:span text:style-name="T3">Delete (Del):</text:span></text:span> If a player leaves, you can remove them from the array.</text:p>
        </text:list-item>
      </text:list>
      <text:p text:style-name="P1"><text:span text:style-name="Strong_20_Emphasis"><text:span text:style-name="T3">Adding and Removing Players:</text:span></text:span></text:p>
      <text:list xml:id="list867417536" text:style-name="L3">
        <text:list-item>
          <text:p text:style-name="P6">When you press the "Insert" button, you tell the computer the player's number, and it adds them to the array.</text:p>
        </text:list-item>
        <text:list-item>
          <text:p text:style-name="P6">The "Search" button helps you find a player's number in the array.</text:p>
        </text:list-item>
        <text:list-item>
          <text:p text:style-name="P7">The "Delete" button removes a player when they go home.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Understanding the Applet:</text:span></text:span></text:p>
      <text:list xml:id="list3943171315" text:style-name="L4">
        <text:list-item>
          <text:p text:style-name="P8">The applet gives you options to create a new array or fill it with players.</text:p>
        </text:list-item>
        <text:list-item>
          <text:p text:style-name="P8">There's a choice about allowing or not allowing duplicate player numbers.</text:p>
        </text:list-item>
        <text:list-item>
          <text:p text:style-name="P9">If you try to add a player with the same number as an existing player, the applet warns you but still lets you do it (assuming you won't make this mistake).</text:p>
        </text:list-item>
      </text:list>
      <text:p text:style-name="P1"><text:span text:style-name="Strong_20_Emphasis"><text:span text:style-name="T3">Summary:</text:span></text:span> The applet is like a game where you can practice managing a list of baseball players using an array on your computer. It helps you understand how computers handle information and perform basic actions like adding, finding, and removing players.</text:p>
      <text:p text:style-name="P1"><text:span text:style-name="Strong_20_Emphasis"><text:span text:style-name="T3">To Do: Search for a Given Item:</text:span></text:span></text:p>
      <text:list xml:id="list32048188" text:style-name="L5">
        <text:list-item>
          <text:p text:style-name="P10">Click the "Find" button. It will ask you to enter the number of the person you're looking for.</text:p>
        </text:list-item>
        <text:list-item>
          <text:p text:style-name="P10">Choose a number from the middle of the array.</text:p>
        </text:list-item>
        <text:list-item>
          <text:p text:style-name="P10">Type that number and press the "Find" button repeatedly. The applet will show a red arrow moving down the cells, checking each one at a time.</text:p>
          <text:list>
            <text:list-item>
              <text:p text:style-name="P10">You'll see messages like "Checking next cell, index = 2."</text:p>
            </text:list-item>
          </text:list>
        </text:list-item>
        <text:list-item>
          <text:p text:style-name="P10">Once you reach the specified item, a message will confirm the find, like "Have found item with key 505."</text:p>
          <text:list>
            <text:list-item>
              <text:p text:style-name="P10">If duplicates are not allowed, the search stops as soon as it finds the item.</text:p>
            </text:list-item>
            <text:list-item>
              <text:p text:style-name="P11">If the chosen number is not in the array, it will search through all cells before saying it can't find the item.</text:p>
            </text:list-item>
          </text:list>
        </text:list-item>
      </text:list>
      <text:p text:style-name="P1"><text:span text:style-name="Strong_20_Emphasis"><text:span text:style-name="T3">Understanding the Search:</text:span></text:span></text:p>
      <text:list xml:id="list4055436323" text:style-name="L6">
        <text:list-item>
          <text:p text:style-name="P12">The average number of steps needed to find an item is <text:span text:style-name="T4">N/</text:span><text:span text:style-name="T1">2</text:span><text:span text:style-name="T4">​</text:span> (half of the items).</text:p>
        </text:list-item>
        <text:list-item>
          <text:p text:style-name="P12">The algorithm looks through an average of half the data items to find a specific item.</text:p>
        </text:list-item>
        <text:list-item>
          <text:p text:style-name="P12">If there are N items, it takes N/2 steps on average to find an item.</text:p>
        </text:list-item>
        <text:list-item>
          <text:p text:style-name="P13">In the worst-case scenario, if the item is at the end, it takes N steps.</text:p>
        </text:list-item>
      </text:list>
      <text:p text:style-name="P1"><text:span text:style-name="Strong_20_Emphasis"><text:span text:style-name="T3">Comparison with Insertion:</text:span></text:span></text:p>
      <text:list xml:id="list829897579" text:style-name="L7">
        <text:list-item>
          <text:p text:style-name="P14">Searching takes longer on average (N/2 steps) than insertion (one step).</text:p>
        </text:list-item>
        <text:list-item>
          <text:p text:style-name="P15">Time is proportional to the number of steps, so searching is generally more time-consuming.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Deletion:</text:span></text:span></text:p>
      <text:list xml:id="list296724801" text:style-name="L8">
        <text:list-item>
          <text:p text:style-name="P16">To delete an item, you first need to find it.</text:p>
        </text:list-item>
        <text:list-item>
          <text:p text:style-name="P16">Pressing the "Del" button moves the arrow down the array until the item is found, then deletes it.</text:p>
        </text:list-item>
        <text:list-item>
          <text:p text:style-name="P16">The assumption is that there are no holes in the array (empty spaces with filled cells above them). Holes would complicate and slow down the process.</text:p>
        </text:list-item>
        <text:list-item>
          <text:p text:style-name="P17">After deletion, the applet shifts the contents of each subsequent cell down one space to fill the hole.</text:p>
        </text:list-item>
      </text:list>
      <text:p text:style-name="P1"><text:span text:style-name="Strong_20_Emphasis"><text:span text:style-name="T3">Understanding Deletion Process:</text:span></text:span></text:p>
      <text:list xml:id="list1906230168" text:style-name="L9">
        <text:list-item>
          <text:p text:style-name="P18">Assume no duplicates are allowed.</text:p>
        </text:list-item>
        <text:list-item>
          <text:p text:style-name="P18">Deletion involves searching an average of <text:span text:style-name="T4">N/</text:span><text:span text:style-name="T1">2</text:span><text:span text:style-name="T4">​</text:span> elements.</text:p>
        </text:list-item>
        <text:list-item>
          <text:p text:style-name="P18">After locating and deleting the item, it requires an average of <text:span text:style-name="T4">N/</text:span><text:span text:style-name="T1">2</text:span><text:span text:style-name="T4">​</text:span> moves to shift remaining elements and fill the gap.</text:p>
        </text:list-item>
        <text:list-item>
          <text:p text:style-name="P19">In total, deletion takes N steps on average.</text:p>
        </text:list-item>
      </text:list>
      <text:p text:style-name="P1"><text:span text:style-name="T3">These steps ensure that the array remains organized, and the process adapts depending on whether duplicates are allowed and if holes in the array are permitted.</text:span></text:p>
      <text:p text:style-name="P1"><text:span text:style-name="Strong_20_Emphasis"><text:span text:style-name="T3">Understanding the Duplicates Problem:</text:span></text:span></text:p>
      <text:p text:style-name="P1"><text:span text:style-name="Strong_20_Emphasis"><text:span text:style-name="T3">Decision on Duplicates:</text:span></text:span></text:p>
      <text:list xml:id="list2700679951" text:style-name="L10">
        <text:list-item>
          <text:p text:style-name="P27">When designing a data storage system, you need to decide whether duplicate keys (like having the same identification number) are allowed.</text:p>
        </text:list-item>
        <text:list-item>
          <text:p text:style-name="P27">For certain scenarios (e.g., employee numbers), duplicates may not make sense. In contrast, for other scenarios (e.g., last names), duplicates might be expected.</text:p>
        </text:list-item>
        <text:list-item>
          <text:p text:style-name="P28">The Array Workshop applet lets you choose whether duplicates are allowed when creating a new array.</text:p>
        </text:list-item>
      </text:list>
      <text:p text:style-name="P1"><text:span text:style-name="Strong_20_Emphasis"><text:span text:style-name="T3">Implications of Allowing Duplicates:</text:span></text:span></text:p>
      <text:list xml:id="list1205984935" text:style-name="L11">
        <text:list-item>
          <text:p text:style-name="P29">Allowing duplicates affects how searching, insertion, and deletion operations work.</text:p>
        </text:list-item>
      </text:list>
      <text:p text:style-name="P1"><text:span text:style-name="Strong_20_Emphasis"><text:span text:style-name="T3">Searching with Duplicates:</text:span></text:span></text:p>
      <text:list xml:id="list387555664" text:style-name="L12">
        <text:list-item>
          <text:p text:style-name="P30">If duplicates are allowed, the search algorithm must find all items matching the search key, requiring N steps.</text:p>
        </text:list-item>
        <text:list-item>
          <text:p text:style-name="P31">The applet, when duplicates are allowed, continues searching for possible additional matches even after finding the first match.</text:p>
        </text:list-item>
      </text:list>
      <text:p text:style-name="P1"><text:soft-page-break/><text:span text:style-name="Strong_20_Emphasis"><text:span text:style-name="T3">Insertion with Duplicates:</text:span></text:span></text:p>
      <text:list xml:id="list10966689" text:style-name="L13">
        <text:list-item>
          <text:p text:style-name="P32">Insertion remains the same whether duplicates are allowed or not; a single step inserts the new item.</text:p>
        </text:list-item>
        <text:list-item>
          <text:p text:style-name="P33">If duplicates are not allowed, there might be a need to check every existing item before insertion.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>Deletion with Duplicates:</text:span></text:span></text:p>
      <text:list xml:id="list1200519032" text:style-name="L14">
        <text:list-item>
          <text:p text:style-name="P34">Deletion can be more complicated with duplicates. If deletion means removing only the first item with a specified value, it requires <text:span text:style-name="T4">N/</text:span><text:span text:style-name="T1">2</text:span><text:span text:style-name="T4">​</text:span> comparisons and <text:span text:style-name="T4">N/</text:span><text:span text:style-name="T1">2</text:span><text:span text:style-name="T4">​</text:span> moves on average, similar to when duplicates are not allowed.</text:p>
        </text:list-item>
        <text:list-item>
          <text:p text:style-name="P35">If deletion means removing every item with a specified key value, it might require multiple deletions, checking N cells, and moving more than <text:span text:style-name="T4">N/</text:span><text:span text:style-name="T1">2</text:span><text:span text:style-name="T4">​</text:span> cells.</text:p>
        </text:list-item>
      </text:list>
      <text:p text:style-name="P1"><text:span text:style-name="Strong_20_Emphasis"><text:span text:style-name="T3">Array Workshop Applet:</text:span></text:span></text:p>
      <text:list xml:id="list3114686465" text:style-name="L15">
        <text:list-item>
          <text:p text:style-name="P36">The applet assumes the second meaning of deletion, deleting multiple items with the same key.</text:p>
        </text:list-item>
        <text:list-item>
          <text:p text:style-name="P37">The deletion process involves shifting subsequent items each time an item is deleted.</text:p>
        </text:list-item>
      </text:list>
      <text:p text:style-name="P1"><text:span text:style-name="Strong_20_Emphasis"><text:span text:style-name="T3">Comparison of Operations with and Without Duplicates:</text:span></text:span></text:p>
      <text:list xml:id="list1726981821" text:style-name="L16">
        <text:list-item>
          <text:p text:style-name="P38">Table 2.1 provides a summary of the average number of comparisons and moves for searching, insertion, and deletion, considering whether duplicates are allowed or not.</text:p>
        </text:list-item>
      </text:list>
      <text:p text:style-name="P1"><text:span text:style-name="Strong_20_Emphasis"><text:span text:style-name="T3">Efficiency Considerations:</text:span></text:span></text:p>
      <text:list xml:id="list1775932129" text:style-name="L17">
        <text:list-item>
          <text:p text:style-name="P39">The difference between N and <text:span text:style-name="T4">N/</text:span><text:span text:style-name="T1">2</text:span><text:span text:style-name="T4">​</text:span> is generally not significant, but it matters when fine-tuning a program.</text:p>
        </text:list-item>
        <text:list-item>
          <text:p text:style-name="P40">More critical considerations for operations are whether they take one step, N steps, log(N) steps, or N² steps.</text:p>
        </text:list-item>
      </text:list>
      <text:p text:style-name="P1"><text:span text:style-name="Strong_20_Emphasis"><text:span text:style-name="T3">Observations on Array Algorithms:</text:span></text:span></text:p>
      <text:list xml:id="list1647976787" text:style-name="L18">
        <text:list-item>
          <text:p text:style-name="P41">When using the Array applet, one can observe that the algorithms (excluding insertion) involve a slow and methodical process.</text:p>
        </text:list-item>
        <text:list-item>
          <text:p text:style-name="P42">While arrays are simple, they might not be the most efficient for certain operations, and more complex data structures can offer faster algorithms.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Array Example - Old-fashioned Procedural Version:</text:span></text:span></text:p>
      <text:list xml:id="list4202016293" text:style-name="L19">
        <text:list-item>
          <text:p text:style-name="P43">The provided C++ program (array.cpp) demonstrates how an array is used.</text:p>
        </text:list-item>
        <text:list-item>
          <text:p text:style-name="P44">It initializes an array, displays items, searches for a specific item, deletes an item, and displays the remaining items.</text:p>
        </text:list-item>
      </text:list>
      <text:p text:style-name="P1"><text:span text:style-name="Strong_20_Emphasis"><text:span text:style-name="T3">Insertion, Searching, and Deletion in the Example:</text:span></text:span></text:p>
      <text:list xml:id="list4044892956" text:style-name="L20">
        <text:list-item>
          <text:p text:style-name="P45">Insertion is straightforward and adds a new item to the array.</text:p>
        </text:list-item>
        <text:list-item>
          <text:p text:style-name="P45">Searching involves stepping through the array to find a match for a specific value.</text:p>
        </text:list-item>
        <text:list-item>
          <text:p text:style-name="P46">Deletion requires searching for the item, then shifting subsequent items down to fill the gap.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>Limitation of Fixed-size Array:</text:span></text:span></text:p>
      <text:list xml:id="list3131907802" text:style-name="L21">
        <text:list-item>
          <text:p text:style-name="P47">The example uses a fixed-size array of 100 items. This leads to memory wastage if fewer items are stored or a program failure if more than 100 items are inserted.</text:p>
        </text:list-item>
      </text:list>
      <text:p text:style-name="P1"><text:span text:style-name="Strong_20_Emphasis"><text:span text:style-name="T3">Next Step: Introduction to Vector for a More Flexible Approach.</text:span></text:span></text:p>
      <text:p text:style-name="P1">This explanation provides a high-level understanding of how duplicates impact array operations and how a simple array example works in a procedural programming style.</text:p>
      <text:p text:style-name="P1"><text:span text:style-name="Strong_20_Emphasis"><text:span text:style-name="T3">Displaying the Array Contents:</text:span></text:span></text:p>
      <text:p text:style-name="P1"><text:span text:style-name="Strong_20_Emphasis"><text:span text:style-name="T3">Overview:</text:span></text:span></text:p>
      <text:list xml:id="list3463231760" text:style-name="L22">
        <text:list-item>
          <text:p text:style-name="P48">Displaying all elements in the array is done by stepping through the array and accessing each element with <text:span text:style-name="Source_20_Text"><text:span text:style-name="T3">arr.getElem(j)</text:span></text:span> in the <text:span text:style-name="Source_20_Text"><text:span text:style-name="T3">main()</text:span></text:span> function.</text:p>
        </text:list-item>
      </text:list>
      <text:p text:style-name="P1"><text:span text:style-name="Strong_20_Emphasis"><text:span text:style-name="T3">Program Organization:</text:span></text:span></text:p>
      <text:list xml:id="list3910261071" text:style-name="L23">
        <text:list-item>
          <text:p text:style-name="P49">The original <text:span text:style-name="Source_20_Text"><text:span text:style-name="T3">array.cpp</text:span></text:span> program lacked organization and classes.</text:p>
        </text:list-item>
        <text:list-item>
          <text:p text:style-name="P49">In the first step towards an object-oriented approach, the program is divided into two parts:</text:p>
          <text:list>
            <text:list-item>
              <text:p text:style-name="P49">Data storage structure (array) becomes a separate class called <text:span text:style-name="Source_20_Text"><text:span text:style-name="T3">LowArray</text:span></text:span>.</text:p>
            </text:list-item>
            <text:list-item>
              <text:p text:style-name="P49">The remaining part of the program (main functionality) remains in the <text:span text:style-name="Source_20_Text"><text:span text:style-name="T3">main()</text:span></text:span> function.</text:p>
            </text:list-item>
          </text:list>
        </text:list-item>
        <text:list-item>
          <text:p text:style-name="P50">This division enhances program clarity, design, understanding, and future modifications.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Introduction of LowArray Class:</text:span></text:span></text:p>
      <text:list xml:id="list3969472663" text:style-name="L24">
        <text:list-item>
          <text:p text:style-name="P51">A new class named <text:span text:style-name="Source_20_Text"><text:span text:style-name="T3">LowArray</text:span></text:span> is introduced.</text:p>
        </text:list-item>
        <text:list-item>
          <text:p text:style-name="P52"><text:span text:style-name="Source_20_Text"><text:span text:style-name="T3">LowArray</text:span></text:span> encapsulates an array (now represented using a <text:span text:style-name="Source_20_Text"><text:span text:style-name="T3">vector&lt;double&gt;</text:span></text:span>) and provides member functions for communication with <text:span text:style-name="Source_20_Text"><text:span text:style-name="T3">main()</text:span></text:span>.</text:p>
        </text:list-item>
      </text:list>
      <text:p text:style-name="P1"><text:span text:style-name="Strong_20_Emphasis"><text:span text:style-name="T3">LowArray Class Implementation:</text:span></text:span></text:p>
      <text:list xml:id="list3288003673" text:style-name="L25">
        <text:list-item>
          <text:p text:style-name="P53">The <text:span text:style-name="Source_20_Text"><text:span text:style-name="T3">LowArray</text:span></text:span> class contains:</text:p>
          <text:list>
            <text:list-item>
              <text:p text:style-name="P53">A private <text:span text:style-name="Source_20_Text"><text:span text:style-name="T3">vector&lt;double&gt; v</text:span></text:span> to hold doubles (array-like).</text:p>
            </text:list-item>
            <text:list-item>
              <text:p text:style-name="P53">A constructor <text:span text:style-name="Source_20_Text"><text:span text:style-name="T3">LowArray(int max)</text:span></text:span> that sizes the vector to a specified maximum.</text:p>
            </text:list-item>
            <text:list-item>
              <text:p text:style-name="P53"><text:span text:style-name="Source_20_Text"><text:span text:style-name="T3">setElem(int index, double value)</text:span></text:span> function to put an element into the array at a given index.</text:p>
            </text:list-item>
            <text:list-item>
              <text:p text:style-name="P54"><text:span text:style-name="Source_20_Text"><text:span text:style-name="T3">getElem(int index)</text:span></text:span> function to get an element from the array at a given index.</text:p>
            </text:list-item>
          </text:list>
        </text:list-item>
      </text:list>
      <text:p text:style-name="P1"><text:span text:style-name="Strong_20_Emphasis"><text:span text:style-name="T3">Main Function using LowArray Class:</text:span></text:span></text:p>
      <text:list xml:id="list810353763" text:style-name="L26">
        <text:list-item>
          <text:p text:style-name="P55">The <text:span text:style-name="Source_20_Text"><text:span text:style-name="T3">main()</text:span></text:span> function creates an instance of <text:span text:style-name="Source_20_Text"><text:span text:style-name="T3">LowArray</text:span></text:span> named <text:span text:style-name="Source_20_Text"><text:span text:style-name="T3">arr</text:span></text:span>.</text:p>
        </text:list-item>
        <text:list-item>
          <text:p text:style-name="P56">It inserts 10 items into the array, displays the items, searches for an item, deletes an item, and displays the remaining items.</text:p>
        </text:list-item>
      </text:list>
      <text:p text:style-name="P1"><text:span text:style-name="Strong_20_Emphasis"><text:span text:style-name="T3">Program Output:</text:span></text:span></text:p>
      <text:list xml:id="list259689031" text:style-name="L27">
        <text:list-item>
          <text:p text:style-name="P57">The output of the program is similar to the previous version (<text:span text:style-name="Source_20_Text"><text:span text:style-name="T3">array.cpp</text:span></text:span>), including attempts to find non-existent key values and deleting an existing item.</text:p>
        </text:list-item>
      </text:list>
      <text:p text:style-name="P1"><text:span text:style-name="Strong_20_Emphasis"><text:span text:style-name="T3">Limitations of Current Design:</text:span></text:span></text:p>
      <text:list xml:id="list2599823863" text:style-name="L28">
        <text:list-item>
          <text:p text:style-name="P58">The current design of <text:span text:style-name="Source_20_Text"><text:span text:style-name="T3">LowArray</text:span></text:span> is not entirely successful, highlighting the need for a better approach.</text:p>
        </text:list-item>
      </text:list>
      <text:p text:style-name="P1"><text:span text:style-name="Strong_20_Emphasis"><text:span text:style-name="T3">Next Steps:</text:span></text:span></text:p>
      <text:list xml:id="list2355719534" text:style-name="L29">
        <text:list-item>
          <text:p text:style-name="P59">In the next step, the communication between the storage structure (LowArray) and its user (main()) will be improved, addressing the limitations of the current design.</text:p>
        </text:list-item>
      </text:list>
      <text:p text:style-name="P1">This explanation provides an overview of how the program has been organized into a class-based structure (LowArray) and how the main functionality (main()) interacts with this data storage structure.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LowArray Class and main():</text:span></text:span></text:p>
      <text:p text:style-name="P1"><text:span text:style-name="Strong_20_Emphasis"><text:span text:style-name="T3">Overview:</text:span></text:span></text:p>
      <text:list xml:id="list2997146108" text:style-name="L30">
        <text:list-item>
          <text:p text:style-name="P60">In <text:span text:style-name="Source_20_Text"><text:span text:style-name="T3">lowArray.cpp</text:span></text:span>, the <text:span text:style-name="Source_20_Text"><text:span text:style-name="T3">LowArray</text:span></text:span> class is introduced to encapsulate an ordinary C++ array.</text:p>
        </text:list-item>
        <text:list-item>
          <text:p text:style-name="P60">The array is private, hidden within the class, and accessed only through class member functions (<text:span text:style-name="Source_20_Text"><text:span text:style-name="T3">setElem()</text:span></text:span>, <text:span text:style-name="Source_20_Text"><text:span text:style-name="T3">getElem()</text:span></text:span>, and a constructor).</text:p>
        </text:list-item>
        <text:list-item>
          <text:p text:style-name="P60">A vector is used instead of an array, allowing dynamic sizing through <text:span text:style-name="Source_20_Text"><text:span text:style-name="T3">resize()</text:span></text:span> in the class constructor.</text:p>
        </text:list-item>
        <text:list-item>
          <text:p text:style-name="P61">The main function acts as a user of the <text:span text:style-name="Source_20_Text"><text:span text:style-name="T3">LowArray</text:span></text:span> class, creating an object (<text:span text:style-name="Source_20_Text"><text:span text:style-name="T3">arr</text:span></text:span>) and manipulating data.</text:p>
        </text:list-item>
      </text:list>
      <text:p text:style-name="P1"><text:span text:style-name="Strong_20_Emphasis"><text:span text:style-name="T3">Class Interfaces:</text:span></text:span></text:p>
      <text:list xml:id="list1395277158" text:style-name="L31">
        <text:list-item>
          <text:p text:style-name="P62"><text:span text:style-name="Strong_20_Emphasis"><text:span text:style-name="T3">Class Interface Definition:</text:span></text:span> It refers to how a class user interacts with the class, typically involving member functions. In this context, the class user is the <text:span text:style-name="Source_20_Text"><text:span text:style-name="T3">main()</text:span></text:span> function.</text:p>
        </text:list-item>
        <text:list-item>
          <text:p text:style-name="P63"><text:span text:style-name="Strong_20_Emphasis"><text:span text:style-name="T3">Advantage of Object-Oriented Programming (OOP):</text:span></text:span> OOP allows designing class interfaces to be convenient and efficient, enhancing usability.</text:p>
        </text:list-item>
      </text:list>
      <text:p text:style-name="P1"><text:span text:style-name="Strong_20_Emphasis"><text:span text:style-name="T3">Improving Interface:</text:span></text:span></text:p>
      <text:list xml:id="list22916108" text:style-name="L32">
        <text:list-item>
          <text:p text:style-name="P64">The current <text:span text:style-name="Source_20_Text"><text:span text:style-name="T3">LowArray</text:span></text:span> interface is not convenient for the <text:span text:style-name="Source_20_Text"><text:span text:style-name="T3">main()</text:span></text:span> function.</text:p>
        </text:list-item>
        <text:list-item>
          <text:p text:style-name="P64">Issues:</text:p>
          <text:list>
            <text:list-item>
              <text:p text:style-name="P64">Low-level operations like <text:span text:style-name="Source_20_Text"><text:span text:style-name="T3">setElem()</text:span></text:span> and <text:span text:style-name="Source_20_Text"><text:span text:style-name="T3">getElem()</text:span></text:span> are reminiscent of direct array access.</text:p>
            </text:list-item>
            <text:list-item>
              <text:p text:style-name="P65">No convenient way to display the array contents.</text:p>
            </text:list-item>
          </text:list>
        </text:list-item>
      </text:list>
      <text:p text:style-name="P1"><text:span text:style-name="Strong_20_Emphasis"><text:span text:style-name="T3">Responsibility Division:</text:span></text:span></text:p>
      <text:list xml:id="list980925075" text:style-name="L33">
        <text:list-item>
          <text:p text:style-name="P66">The <text:span text:style-name="Source_20_Text"><text:span text:style-name="T3">main()</text:span></text:span> function in <text:span text:style-name="Source_20_Text"><text:span text:style-name="T3">lowArray.cpp</text:span></text:span> must keep track of array indices, requiring a more direct, hands-on approach.</text:p>
        </text:list-item>
        <text:list-item>
          <text:p text:style-name="P67">This may make sense for users needing random access but isn't helpful for typical program users.</text:p>
        </text:list-item>
      </text:list>
      <text:p text:style-name="P1"><text:span text:style-name="Strong_20_Emphasis"><text:span text:style-name="T3">HighArray Example:</text:span></text:span></text:p>
      <text:list xml:id="list2568770974" text:style-name="L34">
        <text:list-item>
          <text:p text:style-name="P68">An improved interface is demonstrated in the <text:span text:style-name="Source_20_Text"><text:span text:style-name="T3">HighArray</text:span></text:span> class in the next sample program.</text:p>
        </text:list-item>
        <text:list-item>
          <text:p text:style-name="P68">The <text:span text:style-name="Source_20_Text"><text:span text:style-name="T3">HighArray</text:span></text:span> class interface frees the user from handling index numbers, providing <text:span text:style-name="Source_20_Text"><text:span text:style-name="T3">insert()</text:span></text:span>, <text:span text:style-name="Source_20_Text"><text:span text:style-name="T3">find()</text:span></text:span>, and <text:span text:style-name="Source_20_Text"><text:span text:style-name="T3">delete()</text:span></text:span> member functions.</text:p>
        </text:list-item>
        <text:list-item>
          <text:p text:style-name="P69">Users can concentrate on the what (insert, delete, access) rather than the how.</text:p>
        </text:list-item>
      </text:list>
      <text:p text:style-name="P1"><text:soft-page-break/><text:span text:style-name="Strong_20_Emphasis"><text:span text:style-name="T3">Next Steps:</text:span></text:span></text:p>
      <text:list xml:id="list4080701581" text:style-name="L35">
        <text:list-item>
          <text:p text:style-name="P70">The <text:span text:style-name="Source_20_Text"><text:span text:style-name="T3">highArray.cpp</text:span></text:span> program will be explored to understand the improved interface and how it simplifies the <text:span text:style-name="Source_20_Text"><text:span text:style-name="T3">main()</text:span></text:span> function's role.</text:p>
        </text:list-item>
      </text:list>
      <text:p text:style-name="P1">This explanation covers the transition from <text:span text:style-name="Source_20_Text"><text:span text:style-name="T3">LowArray</text:span></text:span> to the concept of class interfaces and the motivation for improving the interface for better usability.</text:p>
      <text:p text:style-name="P1"><text:span text:style-name="Strong_20_Emphasis"><text:span text:style-name="T3">Listing 2.3 - highArray.cpp Program:</text:span></text:span></text:p>
      <text:p text:style-name="P1"><text:span text:style-name="Strong_20_Emphasis"><text:span text:style-name="T3">Overview:</text:span></text:span></text:p>
      <text:list xml:id="list3657347309" text:style-name="L36">
        <text:list-item>
          <text:p text:style-name="P71"><text:span text:style-name="T3">In </text:span><text:span text:style-name="Source_20_Text"><text:span text:style-name="T3">highArray.cpp</text:span></text:span><text:span text:style-name="T3">, the </text:span><text:span text:style-name="Source_20_Text"><text:span text:style-name="T3">HighArray</text:span></text:span><text:span text:style-name="T3"> class offers a high-level interface, addressing the usability issues of the previous version.</text:span></text:p>
        </text:list-item>
        <text:list-item>
          <text:p text:style-name="P71"><text:span text:style-name="T3">The class is wrapped around a vector (</text:span><text:span text:style-name="Source_20_Text"><text:span text:style-name="T3">v</text:span></text:span><text:span text:style-name="T3">), and the class user (</text:span><text:span text:style-name="Source_20_Text"><text:span text:style-name="T3">main()</text:span></text:span><text:span text:style-name="T3">) interacts with the class through </text:span><text:span text:style-name="Source_20_Text"><text:span text:style-name="T3">insert()</text:span></text:span><text:span text:style-name="T3">, </text:span><text:span text:style-name="Source_20_Text"><text:span text:style-name="T3">find()</text:span></text:span><text:span text:style-name="T3">, </text:span><text:span text:style-name="Source_20_Text"><text:span text:style-name="T3">remove()</text:span></text:span><text:span text:style-name="T3">, and </text:span><text:span text:style-name="Source_20_Text"><text:span text:style-name="T3">display()</text:span></text:span><text:span text:style-name="T3"> member functions.</text:span></text:p>
        </text:list-item>
        <text:list-item>
          <text:p text:style-name="P72"><text:span text:style-name="T3">The </text:span><text:span text:style-name="Source_20_Text"><text:span text:style-name="T3">main()</text:span></text:span><text:span text:style-name="T3"> function creates an object of the </text:span><text:span text:style-name="Source_20_Text"><text:span text:style-name="T3">HighArray</text:span></text:span><text:span text:style-name="T3"> class, performs various operations, and displays the array contents.</text:span>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>Improved Interface:</text:span></text:span></text:p>
      <text:list xml:id="list2458125878" text:style-name="L37">
        <text:list-item>
          <text:p text:style-name="P73"><text:span text:style-name="Strong_20_Emphasis"><text:span text:style-name="T3">User's Life Made Easier:</text:span></text:span><text:span text:style-name="T3"> The </text:span><text:span text:style-name="Source_20_Text"><text:span text:style-name="T3">main()</text:span></text:span><text:span text:style-name="T3"> function is simplified. It no longer needs to manage index numbers or worry about the array's internal details.</text:span></text:p>
        </text:list-item>
        <text:list-item>
          <text:p text:style-name="P73"><text:span text:style-name="Strong_20_Emphasis"><text:span text:style-name="T3">Member Functions:</text:span></text:span></text:p>
          <text:list>
            <text:list-item>
              <text:p text:style-name="P73"><text:span text:style-name="Strong_20_Emphasis"><text:span text:style-name="T3">find():</text:span></text:span><text:span text:style-name="T3"> Searches for a specified value and returns true or false.</text:span></text:p>
            </text:list-item>
            <text:list-item>
              <text:p text:style-name="P73"><text:span text:style-name="Strong_20_Emphasis"><text:span text:style-name="T3">insert():</text:span></text:span><text:span text:style-name="T3"> Inserts a new element into the array.</text:span></text:p>
            </text:list-item>
            <text:list-item>
              <text:p text:style-name="P73"><text:span text:style-name="Strong_20_Emphasis"><text:span text:style-name="T3">remove():</text:span></text:span><text:span text:style-name="T3"> Removes an element from the array.</text:span></text:p>
            </text:list-item>
            <text:list-item>
              <text:p text:style-name="P74"><text:span text:style-name="Strong_20_Emphasis"><text:span text:style-name="T3">display():</text:span></text:span><text:span text:style-name="T3"> Displays all values stored in the array.</text:span></text:p>
            </text:list-item>
          </text:list>
        </text:list-item>
      </text:list>
      <text:p text:style-name="P1"><text:span text:style-name="Strong_20_Emphasis"><text:span text:style-name="T3">Abstraction:</text:span></text:span></text:p>
      <text:list xml:id="list3949609746" text:style-name="L38">
        <text:list-item>
          <text:p text:style-name="P75"><text:span text:style-name="Strong_20_Emphasis"><text:span text:style-name="T3">Abstraction Defined:</text:span></text:span><text:span text:style-name="T3"> Abstraction is the process of separating the how (implementation details) from the what (visible functionality) inside a class.</text:span></text:p>
        </text:list-item>
        <text:list-item>
          <text:p text:style-name="P76"><text:span text:style-name="Strong_20_Emphasis"><text:span text:style-name="T3">Benefits of Abstraction:</text:span></text:span><text:span text:style-name="T3"> It makes designing a program easier as designers can focus on high-level functionality without dealing with low-level implementation details.</text:span></text:p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Comparison:</text:span></text:span></text:p>
      <text:list xml:id="list2142977305" text:style-name="L39">
        <text:list-item>
          <text:p text:style-name="P77"><text:span text:style-name="Strong_20_Emphasis"><text:span text:style-name="T3">Code Reduction:</text:span></text:span><text:span text:style-name="T3"> The search operation code in </text:span><text:span text:style-name="Source_20_Text"><text:span text:style-name="T3">main()</text:span></text:span><text:span text:style-name="T3"> is reduced from eight lines in </text:span><text:span text:style-name="Source_20_Text"><text:span text:style-name="T3">lowArray.cpp</text:span></text:span><text:span text:style-name="T3"> to one line in </text:span><text:span text:style-name="Source_20_Text"><text:span text:style-name="T3">highArray.cpp</text:span></text:span><text:span text:style-name="T3">.</text:span></text:p>
        </text:list-item>
        <text:list-item>
          <text:p text:style-name="P78"><text:span text:style-name="Strong_20_Emphasis"><text:span text:style-name="T3">Ease of Use:</text:span></text:span><text:span text:style-name="T3"> The </text:span><text:span text:style-name="Source_20_Text"><text:span text:style-name="T3">main()</text:span></text:span><text:span text:style-name="T3"> function is relieved from managing index numbers, and the class user does not need to know the specific data structure used by </text:span><text:span text:style-name="Source_20_Text"><text:span text:style-name="T3">HighArray</text:span></text:span><text:span text:style-name="T3">.</text:span></text:p>
        </text:list-item>
      </text:list>
      <text:p text:style-name="P1"><text:span text:style-name="Strong_20_Emphasis"><text:span text:style-name="T3">Summary:</text:span></text:span></text:p>
      <text:list xml:id="list3472295628" text:style-name="L40">
        <text:list-item>
          <text:p text:style-name="P21">Unordered arrays provide fast insertion but slower searching and deletion.</text:p>
        </text:list-item>
        <text:list-item>
          <text:p text:style-name="P21">Wrapping arrays in a class protects them and introduces an interface for interaction.</text:p>
        </text:list-item>
        <text:list-item>
          <text:p text:style-name="P21">A class interface comprises member functions accessible to the class user.</text:p>
        </text:list-item>
        <text:list-item>
          <text:p text:style-name="P21">A well-designed interface simplifies tasks for the class user without revealing internal details.</text:p>
        </text:list-item>
        <text:list-item>
          <text:p text:style-name="P22">Abstraction involves separating how an operation is performed from what is visible to the class user.</text:p>
        </text:list-item>
      </text:list>
      <text:p text:style-name="P1"><text:span text:style-name="Strong_20_Emphasis"><text:span text:style-name="T3">Workshop:</text:span></text:span></text:p>
      <text:list xml:id="list155215357" text:style-name="L41">
        <text:list-item>
          <text:p text:style-name="P79"><text:span text:style-name="Strong_20_Emphasis"><text:span text:style-name="T3">Quiz Answers:</text:span></text:span></text:p>
          <text:list>
            <text:list-item>
              <text:p text:style-name="P23">N/2.</text:p>
            </text:list-item>
            <text:list-item>
              <text:p text:style-name="P23">N/2.</text:p>
            </text:list-item>
            <text:list-item>
              <text:p text:style-name="P23">N/2.</text:p>
            </text:list-item>
            <text:list-item>
              <text:p text:style-name="P23">A class interface is the set of member functions (and occasionally data members) accessible to the class user.</text:p>
            </text:list-item>
            <text:list-item>
              <text:p text:style-name="P23">Simplifying things for the class user is important for usability and ease of implementation.</text:p>
            </text:list-item>
            <text:list-item>
              <text:p text:style-name="P23">Wrapping an array in a class provides encapsulation, protecting the array from unintended alterations.</text:p>
            </text:list-item>
            <text:list-item>
              <text:p text:style-name="P23">Sorting an array is an example of an operation easier to perform on an array in a class.</text:p>
            </text:list-item>
            <text:list-item>
              <text:p text:style-name="P24">Abstraction is the process of separating how an operation is performed inside a class from what is visible to the class user.</text:p>
            </text:list-item>
          </text:list>
        </text:list-item>
      </text:list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Exercise:</text:span></text:span></text:p>
      <text:list xml:id="list4078163638" text:style-name="L42">
        <text:list-item>
          <text:p text:style-name="P80"><text:span text:style-name="Strong_20_Emphasis"><text:span text:style-name="T3">Improving Interface:</text:span></text:span></text:p>
          <text:list>
            <text:list-item>
              <text:p text:style-name="P80"><text:span text:style-name="T3">Introduce new member functions for the </text:span><text:span text:style-name="Source_20_Text"><text:span text:style-name="T3">HighArray</text:span></text:span><text:span text:style-name="T3"> class, such as:</text:span></text:p>
              <text:list>
                <text:list-item>
                  <text:p text:style-name="P25">A function displaying all data members with keys greater than a certain value.</text:p>
                </text:list-item>
                <text:list-item>
                  <text:p text:style-name="P25">The specific number and type of functions depend on the general purpose and requirements of the array class.</text:p>
                </text:list-item>
              </text:list>
            </text:list-item>
            <text:list-item>
              <text:p text:style-name="P26">Evaluate whether adding too many such functions would lead to a cumbersome or overloaded interface, considering the principle of simplicity and usability.</text:p>
            </text:list-item>
          </text:list>
        </text:list-item>
      </text:list>
      <text:p text:style-name="P20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19:05.668810114</meta:creation-date>
    <dc:date>2024-02-16T16:27:46.360610125</dc:date>
    <meta:editing-duration>PT8M41S</meta:editing-duration>
    <meta:editing-cycles>1</meta:editing-cycles>
    <meta:document-statistic meta:table-count="0" meta:image-count="0" meta:object-count="0" meta:page-count="10" meta:paragraph-count="180" meta:word-count="2409" meta:character-count="14757" meta:non-whitespace-character-count="12398"/>
    <meta:generator>LibreOffice/7.3.7.2$Linux_X86_64 LibreOffice_project/30$Build-2</meta:generator>
  </office:meta>
</office:document-meta>
</file>